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09419c000" style:family="table" style:master-page-name="ta-mp-0x7f209419c000">
      <style:table-properties table:display="true" style:writing-mode="lr-tb"/>
    </style:style>
    <style:style style:name="ta-0x7f209419c1f0" style:family="table" style:master-page-name="ta-mp-0x7f209419c1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0941c6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0941c61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0941c6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0941c64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0941c6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0941c5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941c66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0941c53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472.65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64.26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2094140c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0941cf40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093e70cf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09591645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209419c000" table:print="false">
        <office:forms form:automatic-focus="false" form:apply-design-mode="false">
          <form:form/>
        </office:forms>
        <table:table-column table:default-cell-style-name="ACE-0x7f20941c60a8" table:style-name="ACOL-1"/>
        <table:table-column table:style-name="ACOL-0" table:number-columns-repeated="127"/>
        <table:table-row table:style-name="AROW-0">
          <table:table-cell table:style-name="ACE-0x7f20941c60a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20941c61d0" table:content-validation-name="VAL-0x7f2094140c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20941c62f8" table:content-validation-name="VAL-0x7f20941cf40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20941c6420" table:content-validation-name="VAL-0x7f2093e70cf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20941c6548" table:content-validation-name="VAL-0x7f209591645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1" gnm:cursor-row="5">
          <gnm:selection gnm:start-col="1" gnm:start-row="5" gnm:end-col="1" gnm:end-row="5"/>
        </gnm:selections>
      </table:table>
      <table:table table:name="TestData" table:style-name="ta-0x7f209419c1f0" table:print="false">
        <office:forms form:automatic-focus="false" form:apply-design-mode="false">
          <form:form/>
        </office:forms>
        <table:table-column table:default-cell-style-name="ACE-0x7f20941c6670" table:style-name="ACOL-3"/>
        <table:table-column table:default-cell-style-name="ACE-0x7f20941c6670" table:style-name="ACOL-4"/>
        <table:table-column table:default-cell-style-name="ACE-0x7f20941c6670" table:style-name="ACOL-5"/>
        <table:table-column table:default-cell-style-name="ACE-0x7f20941c6670" table:style-name="ACOL-6"/>
        <table:table-column table:default-cell-style-name="ACE-0x7f20941c6670" table:style-name="ACOL-7" table:number-columns-repeated="2"/>
        <table:table-column table:default-cell-style-name="ACE-0x7f20941c6670" table:style-name="ACOL-8"/>
        <table:table-column table:default-cell-style-name="ACE-0x7f20941c6670" table:style-name="ACOL-9"/>
        <table:table-column table:default-cell-style-name="ACE-0x7f20941c53f0" table:style-name="ACOL-0" table:number-columns-repeated="120"/>
        <table:table-row table:style-name="AROW-0">
          <table:table-cell table:style-name="ACE-0x7f20941c6670" office:value-type="string">
            <text:p>User Name</text:p>
          </table:table-cell>
          <table:table-cell table:style-name="ACE-0x7f20941c6670" office:value-type="string">
            <text:p>Password</text:p>
          </table:table-cell>
          <table:table-cell table:number-columns-repeated="6" table:style-name="ACE-0x7f20941c6670"/>
          <table:table-cell table:number-columns-repeated="120" table:style-name="ACE-0x7f20941c53f0"/>
        </table:table-row>
        <table:table-row table:style-name="AROW-0">
          <table:table-cell table:style-name="ACE-0x7f20941c6670" office:value-type="string">
            <text:p>gauravberry@sc.com</text:p>
          </table:table-cell>
          <table:table-cell table:style-name="ACE-0x7f20941c6670" office:value-type="float" office:value="123456">
            <text:p>123456</text:p>
          </table:table-cell>
          <table:table-cell table:number-columns-repeated="6" table:style-name="ACE-0x7f20941c6670"/>
          <table:table-cell table:number-columns-repeated="120" table:style-name="ACE-0x7f20941c53f0"/>
        </table:table-row>
        <table:table-row table:style-name="AROW-0">
          <table:table-cell table:style-name="ACE-0x7f20941c6670" office:value-type="string">
            <text:p>gauravberry@sc.com</text:p>
          </table:table-cell>
          <table:table-cell table:number-columns-repeated="7" table:style-name="ACE-0x7f20941c6670"/>
          <table:table-cell table:number-columns-repeated="120" table:style-name="ACE-0x7f20941c53f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20941c53f0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1" gnm:cursor-row="2">
          <gnm:selection gnm:start-col="1" gnm:start-row="2" gnm:end-col="1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209419e2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0940636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09419c000" style:display-name="TestCase" style:page-layout-name="pl-0x7f209419e2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09419c1f0" style:display-name="TestData" style:page-layout-name="pl-0x7f20940636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3-20T06:11:48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